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9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 style:data-style-name="N2" text:time-value="20:30:45.43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22T20:33:52.229000000</dc:date>
    <meta:editing-duration>PT16H54M11S</meta:editing-duration>
    <meta:editing-cycles>240</meta:editing-cycles>
    <meta:generator>LibreOffice/7.2.5.2$Windows_X86_64 LibreOffice_project/499f9727c189e6ef3471021d6132d4c694f357e5</meta:generator>
    <meta:document-statistic meta:table-count="1" meta:cell-count="6275" meta:object-count="0"/>
  </office:meta>
</office:document-meta>
</file>